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4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8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e6e6e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8.7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9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6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5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1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1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1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6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0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9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9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7a5a6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e6e6e6"/>
    </style:style>
    <style:style style:name="P12" style:family="paragraph">
      <loext:graphic-properties draw:fill="none"/>
      <style:text-properties fo:font-size="50pt" style:font-size-asian="50pt" style:font-size-complex="50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50pt" fo:font-weight="bold" style:font-size-asian="50pt" style:font-name-complex="CenturyGothic" style:font-size-complex="50pt" style:font-weight-complex="bold"/>
    </style:style>
    <style:style style:name="T5" style:family="text">
      <style:text-properties fo:color="#ffffff" style:font-name="CenturyGothic" fo:font-size="11pt" fo:font-weight="bold" style:font-size-asian="11pt" style:font-name-complex="CenturyGothic" style:font-size-complex="11pt" style:font-weight-complex="bold"/>
    </style:style>
    <style:style style:name="T6" style:family="text">
      <style:text-properties fo:color="#000000" style:font-name="CenturyGothic" fo:font-size="12pt" fo:font-weight="bold" style:font-size-asian="12pt" style:font-name-complex="CenturyGothic" style:font-size-complex="12pt" style:font-weight-complex="bold"/>
    </style:style>
    <style:style style:name="T7" style:family="text">
      <style:text-properties fo:color="#000000" style:font-name="CenturyGothic" fo:font-size="20pt" fo:font-style="italic" style:font-size-asian="20pt" style:font-name-complex="CenturyGothic" style:font-size-complex="20pt" style:font-style-complex="italic"/>
    </style:style>
    <style:style style:name="T8" style:family="text">
      <style:text-properties fo:color="#ffffff" style:font-name="CenturyGothic" fo:font-size="18pt" style:font-size-asian="18pt" style:font-name-complex="CenturyGothic" style:font-size-complex="18pt"/>
    </style:style>
    <style:style style:name="T9" style:family="text">
      <style:text-properties fo:color="#000000" style:font-name="CenturyGothic" fo:font-size="12pt" style:font-size-asian="12pt" style:font-name-complex="CenturyGothic" style:font-size-complex="12pt"/>
    </style:style>
    <style:style style:name="T10" style:family="text">
      <style:text-properties fo:color="#000000" style:font-name="CenturyGothic" fo:font-size="24pt" style:font-size-asian="24pt" style:font-name-complex="CenturyGothic" style:font-size-complex="24pt"/>
    </style:style>
    <style:style style:name="T11" style:family="text">
      <style:text-properties fo:color="#000000" style:font-name="CenturyGothic" fo:font-size="11pt" style:font-size-asian="11pt" style:font-name-complex="CenturyGothic" style:font-size-complex="11pt"/>
    </style:style>
    <style:style style:name="T12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style:style style:name="T13" style:family="text">
      <style:text-properties fo:color="#000000" style:font-name="CenturyGothic" fo:font-size="18pt" fo:font-weight="bold" style:font-size-asian="18pt" style:font-name-complex="CenturyGothic" style:font-size-complex="18pt" style:font-weight-complex="bold"/>
    </style:style>
    <style:style style:name="T14" style:family="text">
      <style:text-properties fo:color="#ffffff" style:font-name="CenturyGothic" fo:font-size="18pt" fo:font-weight="bold" style:font-size-asian="18pt" style:font-name-complex="CenturyGothic" style:font-size-complex="18pt" style:font-weight-complex="bold"/>
    </style:style>
    <style:style style:name="T1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path draw:style-name="gr1" draw:text-style-name="P1" draw:layer="layout" svg:width="16.583cm" svg:height="15.692cm" svg:x="0.947cm" svg:y="9.656cm" svg:viewBox="0 0 16584 15693" svg:d="M6614 1593h508c0 0 2632-2446 5216-370l1569-46c0 0-92 785-877 1431 0 0 0 2492-830 3277l1476-47c0 0 1339-876 1662-553 0 0 554 138 600 507 0 0 830 1339-600 1431 0 0-785 692-2215 877l-2493 184c0 0-415 416-46 739 0 0 3415 1754 3369 3184 0 0 2585 2263 2631 2586 0 0-46 784-462 646 0 0-692 415-1015 184 0 0-877 508-2169-1569 0 0-2308-1662-2538-1708l-600-185c0 0-369 1200-1385 1615 0 0 93 93 692 324 0 0 1154 831 370 1293 0 0-1200 461-2540 46 0 0-415-277-692-1292 0 0-925-1455-967-1522-74-116-190-222-280-324-572 796-1249 1293-2214 1429 0 0-1708 232-2585-1154 0 0-415-784-46-969 0 0 93-277 739 185 552 394 1123 761 1828 627 960-182 1766-739 1922-1710 72-451 161-900 282-1342 120-441 532-981 583-1406l138-1153c0 0-2123-462-2353-3092 0 0 138-970 507-1431 0 0 416-1062 785-1338 0 0-600-370-277-831 0 0 831-462 1154 461 0 0 1200 554 1153 1016z">
          <text:p/>
        </draw:path>
        <draw:polygon draw:style-name="gr2" draw:text-style-name="P2" draw:layer="layout" svg:width="1.217cm" svg:height="1.15cm" svg:x="6.482cm" svg:y="12.872cm" svg:viewBox="0 0 1218 1151" draw:points="609,0 0,121 244,606 1218,1151">
          <text:p/>
        </draw:polygon>
        <draw:frame draw:style-name="gr3" draw:text-style-name="P4" draw:layer="layout" svg:width="3.439cm" svg:height="2.88cm" svg:x="1.689cm" svg:y="1.671cm">
          <draw:text-box>
            <text:p text:style-name="P3"><text:span text:style-name="T1">01</text:span></text:p>
          </draw:text-box>
        </draw:frame>
        <draw:frame draw:style-name="gr4" draw:text-style-name="P5" draw:layer="layout" svg:width="8.342cm" svg:height="0.987cm" svg:x="5.207cm" svg:y="1.86cm">
          <draw:text-box>
            <text:p text:style-name="P3"><text:span text:style-name="T2">Video </text:span><text:span text:style-name="T2">oyunlar </text:span><text:span text:style-name="T2">ve </text:span></text:p>
          </draw:text-box>
        </draw:frame>
        <draw:path draw:style-name="gr5" draw:text-style-name="P6" draw:layer="layout" svg:width="1.311cm" svg:height="0.89cm" svg:x="11.826cm" svg:y="4.214cm" svg:viewBox="0 0 1312 891" svg:d="M0 770c0 0 76-579 204-700 0 0 194-123 408-42 0 0 576 402 700 543l-243 305c0 0-638-49-836-3 0 0-190 83-233-103z">
          <text:p/>
        </draw:path>
        <draw:path draw:style-name="gr5" draw:text-style-name="P6" draw:layer="layout" svg:width="1.373cm" svg:height="1.104cm" svg:x="14.505cm" svg:y="3.466cm" svg:viewBox="0 0 1374 1105" svg:d="M0 1082c0 0 255-816 620-1044 0 0 261-112 403 50 0 0 353 455 351 560 0 0-358 147-556 193 0 0-365 58-409 264z">
          <text:p/>
        </draw:path>
        <draw:path draw:style-name="gr6" draw:text-style-name="P6" draw:layer="layout" svg:width="8.582cm" svg:height="6.225cm" svg:x="11.606cm" svg:y="3.702cm" svg:viewBox="0 0 8583 6226" svg:d="M843 2127c0 0 350-1040 1149-1159l697-161c0 0 902 42 1292 372 0 0 347 367 441 490 0 0 952-365 1223-440 0 0 717-245 1135-26l82 73c0 0 473-451 348-1276 0 0 385 305 382 687 0 0-217 537-400 710 0 0 655 795 204 1621l685 867c0 0 599-243 488 242 0 0-60 80-126 134 0 0 305 639-244 306 0 0-489 153-313-335l-699-811-139 308-131 964c0 0 376 96 313 334 0 0 32 308-344 159 0 0-87 190-243 253 0 0-235-169-162-304 0 0-458-223-123-419l268-35 26-624c0 0-709 335-945 337l299 955c0 0 446-116 529 246 0 0 64 223-256 257 0 0 89 269-84 374 0 0-219-41-249-284 0 0-216 142-330-68 0 0 7-252 185-280l-557-1277-234 67-183 857-21 136c0 0 431 163 324 438 0 0-154 299-360 31 0 0-90 349-337 301 0 0-159-121-3-354 0 0-316-6-259-217 0 0 97-259 310-190l179-1040-181 68c0 0-1116 1980-2864 938 0 0-170-224-308-140-139 85-204-84-66-168 0 0 523-68 894-49l313-7c0 0 272-128 310-308 0 0-437 154-568-131 0 0-149-360 382-785 0 0-301-679-551-740l-217 537-173-184-113 79c0 0-366-218-470-325l-215 89 80 402-346-249 38 451-576-340c0 0-163-422 280-945l140-72c0 0-145-347 394-340z">
          <text:p/>
        </draw:path>
        <draw:line draw:style-name="gr7" draw:text-style-name="P7" draw:layer="layout" svg:x1="1.36cm" svg:y1="6.685cm" svg:x2="1.36cm" svg:y2="23.811cm">
          <text:p/>
        </draw:line>
        <draw:polygon draw:style-name="gr8" draw:text-style-name="P8" draw:layer="layout" svg:width="0.997cm" svg:height="1.192cm" svg:x="0.85cm" svg:y="5.905cm" svg:viewBox="0 0 998 1193" draw:points="998,828 620,450 620,1193 379,1193 379,448 0,828 0,498 498,0 998,498">
          <text:p/>
        </draw:polygon>
        <draw:polygon draw:style-name="gr8" draw:text-style-name="P8" draw:layer="layout" svg:width="1.192cm" svg:height="0.997cm" svg:x="18.877cm" svg:y="23.199cm" svg:viewBox="0 0 1193 998" draw:points="365,998 742,621 0,621 0,380 745,380 366,0 695,0 1193,499 695,998">
          <text:p/>
        </draw:polygon>
        <draw:line draw:style-name="gr7" draw:text-style-name="P7" draw:layer="layout" svg:x1="19.477cm" svg:y1="23.693cm" svg:x2="-2.621cm" svg:y2="23.693cm">
          <text:p/>
        </draw:line>
        <draw:frame draw:style-name="gr9" draw:text-style-name="P5" draw:layer="layout" svg:width="8.845cm" svg:height="0.987cm" svg:x="5.307cm" svg:y="2.864cm">
          <draw:text-box>
            <text:p text:style-name="P3"><text:span text:style-name="T2">Koordi</text:span><text:span text:style-name="T2">nat </text:span><text:span text:style-name="T2">Düzle</text:span><text:span text:style-name="T2">m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1</text:span></text:p>
          </draw:text-box>
        </draw:frame>
      </draw:page>
      <draw:page draw:name="page2" draw:style-name="dp1" draw:master-page-name="master-page70">
        <draw:polygon draw:style-name="gr11" draw:text-style-name="P10" draw:layer="layout" svg:width="17.757cm" svg:height="2.163cm" svg:x="1.933cm" svg:y="2.958cm" svg:viewBox="0 0 17758 2164" draw:points="0,0 17758,0 17758,2164 0,2164">
          <text:p/>
        </draw:polygon>
        <draw:polygon draw:style-name="gr11" draw:text-style-name="P10" draw:layer="layout" svg:width="17.788cm" svg:height="0.477cm" svg:x="1.902cm" svg:y="6.582cm" svg:viewBox="0 0 17789 478" draw:points="0,0 17789,0 17789,478 0,478">
          <text:p/>
        </draw:polygon>
        <draw:polygon draw:style-name="gr12" draw:text-style-name="P11" draw:layer="layout" svg:width="5.901cm" svg:height="0.536cm" svg:x="1.923cm" svg:y="7.578cm" svg:viewBox="0 0 5902 537" draw:points="0,537 5902,537 5902,0 0,0">
          <text:p/>
        </draw:polygon>
        <draw:polygon draw:style-name="gr12" draw:text-style-name="P11" draw:layer="layout" svg:width="5.905cm" svg:height="0.536cm" svg:x="7.824cm" svg:y="7.578cm" svg:viewBox="0 0 5906 537" draw:points="0,537 5906,537 5906,0 0,0">
          <text:p/>
        </draw:polygon>
        <draw:polygon draw:style-name="gr12" draw:text-style-name="P11" draw:layer="layout" svg:width="5.901cm" svg:height="0.536cm" svg:x="13.729cm" svg:y="7.578cm" svg:viewBox="0 0 5902 537" draw:points="0,537 5902,537 5902,0 0,0">
          <text:p/>
        </draw:polygon>
        <draw:frame draw:style-name="gr13" draw:text-style-name="P12" draw:layer="layout" svg:width="8.735cm" svg:height="2.054cm" svg:x="7.553cm" svg:y="3.096cm">
          <draw:text-box>
            <text:p text:style-name="P3"><text:span text:style-name="T4">D</text:span><text:span text:style-name="T4">e</text:span><text:span text:style-name="T4">r</text:span><text:span text:style-name="T4">s </text:span><text:span text:style-name="T4">1</text:span></text:p>
          </draw:text-box>
        </draw:frame>
        <draw:polygon draw:style-name="gr11" draw:text-style-name="P10" draw:layer="layout" svg:width="5.919cm" svg:height="0.021cm" svg:x="1.916cm" svg:y="7.578cm" svg:viewBox="0 0 5920 22" draw:points="0,0 7,10 17,22 5902,22 5909,10 5920,0">
          <text:p/>
        </draw:polygon>
        <draw:polygon draw:style-name="gr11" draw:text-style-name="P10" draw:layer="layout" svg:width="5.922cm" svg:height="0.021cm" svg:x="7.817cm" svg:y="7.578cm" svg:viewBox="0 0 5923 22" draw:points="0,0 7,10 18,22 5906,22 5913,10 5923,0">
          <text:p/>
        </draw:polygon>
        <draw:polygon draw:style-name="gr11" draw:text-style-name="P10" draw:layer="layout" svg:width="5.919cm" svg:height="0.021cm" svg:x="13.722cm" svg:y="7.578cm" svg:viewBox="0 0 5920 22" draw:points="0,0 7,10 17,22 5902,22 5909,10 5920,0">
          <text:p/>
        </draw:polygon>
        <draw:polygon draw:style-name="gr11" draw:text-style-name="P10" draw:layer="layout" svg:width="5.901cm" svg:height="0.021cm" svg:x="1.923cm" svg:y="8.11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8.11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8.114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9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9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9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0.22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0.22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0.22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1.46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1.46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1.46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2.68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2.68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2.68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3.92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3.92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3.92cm" svg:viewBox="0 0 5902 22" draw:points="10,0 0,11 10,22 5895,22 5902,11 5895,0">
          <text:p/>
        </draw:polygon>
        <draw:polygon draw:style-name="gr11" draw:text-style-name="P10" draw:layer="layout" svg:width="5.901cm" svg:height="0.022cm" svg:x="1.923cm" svg:y="15.148cm" svg:viewBox="0 0 5902 23" draw:points="10,0 0,12 10,23 5895,23 5902,12 5895,0">
          <text:p/>
        </draw:polygon>
        <draw:polygon draw:style-name="gr11" draw:text-style-name="P10" draw:layer="layout" svg:width="5.905cm" svg:height="0.022cm" svg:x="7.824cm" svg:y="15.148cm" svg:viewBox="0 0 5906 23" draw:points="11,0 0,12 11,23 5899,23 5906,12 5899,0">
          <text:p/>
        </draw:polygon>
        <draw:polygon draw:style-name="gr11" draw:text-style-name="P10" draw:layer="layout" svg:width="5.901cm" svg:height="0.022cm" svg:x="13.729cm" svg:y="15.148cm" svg:viewBox="0 0 5902 23" draw:points="10,0 0,12 10,23 5895,23 5902,12 5895,0">
          <text:p/>
        </draw:polygon>
        <draw:polygon draw:style-name="gr11" draw:text-style-name="P10" draw:layer="layout" svg:width="5.901cm" svg:height="0.021cm" svg:x="1.923cm" svg:y="16.3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6.3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6.38cm" svg:viewBox="0 0 5902 22" draw:points="10,0 0,12 10,22 5895,22 5902,12 5895,0">
          <text:p/>
        </draw:polygon>
        <draw:polygon draw:style-name="gr11" draw:text-style-name="P10" draw:layer="layout" svg:width="5.901cm" svg:height="0.023cm" svg:x="1.923cm" svg:y="17.608cm" svg:viewBox="0 0 5902 24" draw:points="10,0 0,12 10,24 5895,24 5902,12 5895,0">
          <text:p/>
        </draw:polygon>
        <draw:polygon draw:style-name="gr11" draw:text-style-name="P10" draw:layer="layout" svg:width="5.905cm" svg:height="0.023cm" svg:x="7.824cm" svg:y="17.608cm" svg:viewBox="0 0 5906 24" draw:points="11,0 0,12 11,24 5899,24 5906,12 5899,0">
          <text:p/>
        </draw:polygon>
        <draw:polygon draw:style-name="gr11" draw:text-style-name="P10" draw:layer="layout" svg:width="5.901cm" svg:height="0.023cm" svg:x="13.729cm" svg:y="17.608cm" svg:viewBox="0 0 5902 24" draw:points="10,0 0,12 10,24 5895,24 5902,12 5895,0">
          <text:p/>
        </draw:polygon>
        <draw:polygon draw:style-name="gr11" draw:text-style-name="P10" draw:layer="layout" svg:width="5.901cm" svg:height="0.021cm" svg:x="1.923cm" svg:y="18.8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8.8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8.84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0.06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0.06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0.06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1.3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1.3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1.3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2.52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2.52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2.52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3.76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3.76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3.76cm" svg:viewBox="0 0 5902 22" draw:points="10,0 0,12 10,22 5895,22 5902,12 5895,0">
          <text:p/>
        </draw:polygon>
        <draw:polygon draw:style-name="gr11" draw:text-style-name="P10" draw:layer="layout" svg:width="5.919cm" svg:height="0.022cm" svg:x="1.916cm" svg:y="24.988cm" svg:viewBox="0 0 5920 23" draw:points="17,0 7,11 0,23 5920,23 5909,11 5902,0">
          <text:p/>
        </draw:polygon>
        <draw:polygon draw:style-name="gr11" draw:text-style-name="P10" draw:layer="layout" svg:width="5.922cm" svg:height="0.022cm" svg:x="7.817cm" svg:y="24.988cm" svg:viewBox="0 0 5923 23" draw:points="18,0 7,11 0,23 5923,23 5913,11 5906,0">
          <text:p/>
        </draw:polygon>
        <draw:polygon draw:style-name="gr11" draw:text-style-name="P10" draw:layer="layout" svg:width="5.919cm" svg:height="0.022cm" svg:x="13.722cm" svg:y="24.988cm" svg:viewBox="0 0 5920 23" draw:points="17,0 7,11 0,23 5920,23 5909,11 5902,0">
          <text:p/>
        </draw:polygon>
        <draw:polygon draw:style-name="gr11" draw:text-style-name="P10" draw:layer="layout" svg:width="0.017cm" svg:height="0.557cm" svg:x="1.916cm" svg:y="7.578cm" svg:viewBox="0 0 18 558" draw:points="0,558 7,548 18,537 18,21 7,10 0,0">
          <text:p/>
        </draw:polygon>
        <draw:polygon draw:style-name="gr11" draw:text-style-name="P10" draw:layer="layout" svg:width="0.017cm" svg:height="0.907cm" svg:x="1.916cm" svg:y="8.114cm" svg:viewBox="0 0 18 908" draw:points="0,908 7,898 18,887 18,21 7,11 0,0">
          <text:p/>
        </draw:polygon>
        <draw:polygon draw:style-name="gr11" draw:text-style-name="P10" draw:layer="layout" svg:width="0.017cm" svg:height="1.249cm" svg:x="1.916cm" svg:y="9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0.228cm" svg:viewBox="0 0 18 1254" draw:points="0,1254 7,1244 18,1233 18,21 7,11 0,0">
          <text:p/>
        </draw:polygon>
        <draw:polygon draw:style-name="gr11" draw:text-style-name="P10" draw:layer="layout" svg:width="0.017cm" svg:height="1.249cm" svg:x="1.916cm" svg:y="11.46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2.688cm" svg:viewBox="0 0 18 1254" draw:points="0,1254 7,1244 18,1233 18,21 7,11 0,0">
          <text:p/>
        </draw:polygon>
        <draw:polygon draw:style-name="gr11" draw:text-style-name="P10" draw:layer="layout" svg:width="0.017cm" svg:height="1.25cm" svg:x="1.916cm" svg:y="13.92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5.14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6.38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7.60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8.84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0.06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1.3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2.52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3.76cm" svg:viewBox="0 0 18 1251" draw:points="0,1251 7,1240 18,1229 18,21 7,11 0,0">
          <text:p/>
        </draw:polygon>
        <draw:polygon draw:style-name="gr11" draw:text-style-name="P10" draw:layer="layout" svg:width="0.018cm" svg:height="0.537cm" svg:x="7.817cm" svg:y="7.588cm" svg:viewBox="0 0 19 538" draw:points="0,527 7,538 19,527 19,11 7,0 0,11">
          <text:p/>
        </draw:polygon>
        <draw:polygon draw:style-name="gr11" draw:text-style-name="P10" draw:layer="layout" svg:width="0.018cm" svg:height="0.886cm" svg:x="7.817cm" svg:y="8.125cm" svg:viewBox="0 0 19 887" draw:points="0,876 7,887 19,876 19,10 7,0 0,10">
          <text:p/>
        </draw:polygon>
        <draw:polygon draw:style-name="gr11" draw:text-style-name="P10" draw:layer="layout" svg:width="0.018cm" svg:height="1.228cm" svg:x="7.817cm" svg:y="9.0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0.23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1.47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2.69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3.93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5.15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6.39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7.61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8.85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0.07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1.3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2.53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3.771cm" svg:viewBox="0 0 19 1229" draw:points="0,1218 7,1229 19,1218 19,10 7,0 0,10">
          <text:p/>
        </draw:polygon>
        <draw:polygon draw:style-name="gr11" draw:text-style-name="P10" draw:layer="layout" svg:width="0.017cm" svg:height="0.537cm" svg:x="13.722cm" svg:y="7.588cm" svg:viewBox="0 0 18 538" draw:points="0,527 8,538 18,527 18,11 8,0 0,11">
          <text:p/>
        </draw:polygon>
        <draw:polygon draw:style-name="gr11" draw:text-style-name="P10" draw:layer="layout" svg:width="0.017cm" svg:height="0.886cm" svg:x="13.722cm" svg:y="8.125cm" svg:viewBox="0 0 18 887" draw:points="0,876 8,887 18,876 18,10 8,0 0,10">
          <text:p/>
        </draw:polygon>
        <draw:polygon draw:style-name="gr11" draw:text-style-name="P10" draw:layer="layout" svg:width="0.017cm" svg:height="1.228cm" svg:x="13.722cm" svg:y="9.0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0.23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1.47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2.69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3.93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5.15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6.39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7.61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8.85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0.07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1.3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2.53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3.771cm" svg:viewBox="0 0 18 1229" draw:points="0,1218 8,1229 18,1218 18,10 8,0 0,10">
          <text:p/>
        </draw:polygon>
        <draw:polygon draw:style-name="gr11" draw:text-style-name="P10" draw:layer="layout" svg:width="0.018cm" svg:height="0.557cm" svg:x="19.623cm" svg:y="7.578cm" svg:viewBox="0 0 19 558" draw:points="0,537 8,548 19,558 19,0 8,10 0,21">
          <text:p/>
        </draw:polygon>
        <draw:polygon draw:style-name="gr11" draw:text-style-name="P10" draw:layer="layout" svg:width="0.018cm" svg:height="0.907cm" svg:x="19.623cm" svg:y="8.114cm" svg:viewBox="0 0 19 908" draw:points="0,887 8,898 19,908 19,0 8,11 0,21">
          <text:p/>
        </draw:polygon>
        <draw:polygon draw:style-name="gr11" draw:text-style-name="P10" draw:layer="layout" svg:width="0.018cm" svg:height="1.249cm" svg:x="19.623cm" svg:y="9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0.228cm" svg:viewBox="0 0 19 1254" draw:points="0,1233 8,1244 19,1254 19,0 8,11 0,21">
          <text:p/>
        </draw:polygon>
        <draw:polygon draw:style-name="gr11" draw:text-style-name="P10" draw:layer="layout" svg:width="0.018cm" svg:height="1.249cm" svg:x="19.623cm" svg:y="11.46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2.688cm" svg:viewBox="0 0 19 1254" draw:points="0,1233 8,1244 19,1254 19,0 8,11 0,21">
          <text:p/>
        </draw:polygon>
        <draw:polygon draw:style-name="gr11" draw:text-style-name="P10" draw:layer="layout" svg:width="0.018cm" svg:height="1.25cm" svg:x="19.623cm" svg:y="13.92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5.14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6.38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7.60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8.84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0.06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1.3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2.52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3.76cm" svg:viewBox="0 0 19 1251" draw:points="0,1229 8,1240 19,1251 19,0 8,11 0,21">
          <text:p/>
        </draw:polygon>
        <draw:frame draw:style-name="gr14" draw:text-style-name="P13" draw:layer="layout" svg:width="10.429cm" svg:height="0.454cm" svg:x="3.176cm" svg:y="6.614cm">
          <draw:text-box>
            <text:p text:style-name="P3"><text:span text:style-name="T5">Tersi</text:span><text:span text:style-name="T5">ne </text:span><text:span text:style-name="T5">Mühe</text:span><text:span text:style-name="T5">ndisli</text:span><text:span text:style-name="T5">k: </text:span><text:span text:style-name="T5">Ninja</text:span><text:span text:style-name="T5">Cat </text:span><text:span text:style-name="T5">nasıl </text:span><text:span text:style-name="T5">çalışı</text:span><text:span text:style-name="T5">r?</text:span></text:p>
          </draw:text-box>
        </draw:frame>
        <draw:frame draw:style-name="gr15" draw:text-style-name="P14" draw:layer="layout" svg:width="4.76cm" svg:height="0.497cm" svg:x="2.118cm" svg:y="7.63cm">
          <draw:text-box>
            <text:p text:style-name="P3"><text:span text:style-name="T6">Thin</text:span><text:span text:style-name="T6">g in </text:span><text:span text:style-name="T6">the </text:span><text:span text:style-name="T6">gam</text:span><text:span text:style-name="T6">e…</text:span></text:p>
          </draw:text-box>
        </draw:frame>
        <draw:frame draw:style-name="gr16" draw:text-style-name="P14" draw:layer="layout" svg:width="5.658cm" svg:height="0.497cm" svg:x="8.019cm" svg:y="7.63cm">
          <draw:text-box>
            <text:p text:style-name="P3"><text:span text:style-name="T6">Ne </text:span><text:span text:style-name="T6">deği</text:span><text:span text:style-name="T6">şmel</text:span><text:span text:style-name="T6">i?</text:span></text:p>
          </draw:text-box>
        </draw:frame>
        <draw:frame draw:style-name="gr17" draw:text-style-name="P14" draw:layer="layout" svg:width="4.494cm" svg:height="0.497cm" svg:x="13.923cm" svg:y="7.63cm">
          <draw:text-box>
            <text:p text:style-name="P3"><text:span text:style-name="T6">Daha </text:span><text:span text:style-name="T6">deta</text:span><text:span text:style-name="T6">ylıca.</text:span><text:span text:style-name="T6">..</text:span></text:p>
          </draw:text-box>
        </draw:frame>
        <draw:frame draw:style-name="gr18" draw:text-style-name="P15" draw:layer="layout" svg:width="1.915cm" svg:height="0.822cm" svg:x="3.858cm" svg:y="8.187cm">
          <draw:text-box>
            <text:p text:style-name="P3"><text:span text:style-name="T7">bul</text:span><text:span text:style-name="T7">ut</text:span></text:p>
          </draw:text-box>
        </draw:frame>
        <draw:frame draw:style-name="gr19" draw:text-style-name="P15" draw:layer="layout" svg:width="2.796cm" svg:height="0.822cm" svg:x="9.431cm" svg:y="8.187cm">
          <draw:text-box>
            <text:p text:style-name="P3"><text:span text:style-name="T7">ko</text:span><text:span text:style-name="T7">nu</text:span><text:span text:style-name="T7">m</text:span></text:p>
          </draw:text-box>
        </draw:frame>
        <draw:frame draw:style-name="gr20" draw:text-style-name="P15" draw:layer="layout" svg:width="4.455cm" svg:height="0.822cm" svg:x="14.446cm" svg:y="8.187cm">
          <draw:text-box>
            <text:p text:style-name="P3"><text:span text:style-name="T7">X </text:span><text:span text:style-name="T7">eks</text:span><text:span text:style-name="T7">en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2</text:span></text:p>
          </draw:text-box>
        </draw:frame>
      </draw:page>
      <draw:page draw:name="page3" draw:style-name="dp1" draw:master-page-name="master-page70">
        <draw:polygon draw:style-name="gr11" draw:text-style-name="P10" draw:layer="layout" svg:width="17.788cm" svg:height="0.78cm" svg:x="1.902cm" svg:y="2.958cm" svg:viewBox="0 0 17789 781" draw:points="0,0 17789,0 17789,781 0,781">
          <text:p/>
        </draw:polygon>
        <draw:frame draw:style-name="gr21" draw:text-style-name="P16" draw:layer="layout" svg:width="6.682cm" svg:height="0.738cm" svg:x="1.906cm" svg:y="3.007cm">
          <draw:text-box>
            <text:p text:style-name="P3"><text:span text:style-name="T8">Koo</text:span><text:span text:style-name="T8">rdin</text:span><text:span text:style-name="T8">atla</text:span><text:span text:style-name="T8">rı </text:span><text:span text:style-name="T8">Bul</text:span><text:span text:style-name="T8">ma</text:span><text:span text:style-name="T8">k</text:span></text:p>
          </draw:text-box>
        </draw:frame>
        <draw:frame draw:style-name="gr22" draw:text-style-name="P14" draw:layer="layout" svg:width="10.598cm" svg:height="0.497cm" svg:x="1.906cm" svg:y="18.652cm">
          <draw:text-box>
            <text:p text:style-name="P3"><text:span text:style-name="T9">OYUN</text:span><text:span text:style-name="T9">CU </text:span><text:span text:style-name="T9">(Ninja</text:span><text:span text:style-name="T9">Cat) </text:span><text:span text:style-name="T9">için </text:span><text:span text:style-name="T9">koord</text:span><text:span text:style-name="T9">ınatla</text:span><text:span text:style-name="T9">r: <text:s text:c="4"/></text:span></text:p>
          </draw:text-box>
        </draw:frame>
        <draw:frame draw:style-name="gr23" draw:text-style-name="P5" draw:layer="layout" svg:width="7.165cm" svg:height="0.987cm" svg:x="11.958cm" svg:y="18.259cm">
          <draw:text-box>
            <text:p text:style-name="P3"><text:span text:style-name="T10">( <text:s text:c="3"/></text:span><text:span text:style-name="T10"><text:s text:c="5"/></text:span><text:span text:style-name="T10"><text:s text:c="2"/>, <text:s/></text:span><text:span text:style-name="T10"><text:s text:c="5"/></text:span><text:span text:style-name="T10"><text:s text:c="5"/></text:span><text:span text:style-name="T10">)</text:span></text:p>
          </draw:text-box>
        </draw:frame>
        <draw:frame draw:style-name="gr24" draw:text-style-name="P14" draw:layer="layout" svg:width="11.517cm" svg:height="0.497cm" svg:x="1.906cm" svg:y="19.302cm">
          <draw:text-box>
            <text:p text:style-name="P3"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10"/></text:span><text:span text:style-name="T9"><text:s text:c="5"/></text:span></text:p>
          </draw:text-box>
        </draw:frame>
        <draw:frame draw:style-name="gr25" draw:text-style-name="P13" draw:layer="layout" svg:width="6.132cm" svg:height="0.454cm" svg:x="11.873cm" svg:y="19.334cm">
          <draw:text-box>
            <text:p text:style-name="P3"><text:span text:style-name="T11"><text:s text:c="5"/></text:span><text:span text:style-name="T12">x-</text:span><text:span text:style-name="T12">pozis</text:span><text:span text:style-name="T12">yonu <text:s/></text:span><text:span text:style-name="T12"><text:s text:c="3"/>y-</text:span><text:span text:style-name="T12">pozis</text:span><text:span text:style-name="T12">yonu</text:span></text:p>
          </draw:text-box>
        </draw:frame>
        <draw:frame draw:style-name="gr26" draw:text-style-name="P14" draw:layer="layout" svg:width="9.87cm" svg:height="0.497cm" svg:x="1.906cm" svg:y="21.278cm">
          <draw:text-box>
            <text:p text:style-name="P3"><text:span text:style-name="T9">TEHLİ</text:span><text:span text:style-name="T9">KE </text:span><text:span text:style-name="T9">(köpe</text:span><text:span text:style-name="T9">k) için </text:span><text:span text:style-name="T9">koord</text:span><text:span text:style-name="T9">inatla</text:span><text:span text:style-name="T9">r: <text:s text:c="4"/></text:span></text:p>
          </draw:text-box>
        </draw:frame>
        <draw:frame draw:style-name="gr23" draw:text-style-name="P5" draw:layer="layout" svg:width="7.165cm" svg:height="0.987cm" svg:x="11.379cm" svg:y="20.885cm">
          <draw:text-box>
            <text:p text:style-name="P3"><text:span text:style-name="T10">( <text:s text:c="3"/></text:span><text:span text:style-name="T10"><text:s text:c="5"/></text:span><text:span text:style-name="T10"><text:s text:c="2"/>, <text:s/></text:span><text:span text:style-name="T10"><text:s text:c="5"/></text:span><text:span text:style-name="T10"><text:s text:c="5"/></text:span><text:span text:style-name="T10">)</text:span></text:p>
          </draw:text-box>
        </draw:frame>
        <draw:frame draw:style-name="gr27" draw:text-style-name="P14" draw:layer="layout" svg:width="9.967cm" svg:height="0.497cm" svg:x="1.906cm" svg:y="23.943cm">
          <draw:text-box>
            <text:p text:style-name="P3"><text:span text:style-name="T9">HEDE</text:span><text:span text:style-name="T9">F </text:span><text:span text:style-name="T9">(yaku</text:span><text:span text:style-name="T9">t) için </text:span><text:span text:style-name="T9">koord</text:span><text:span text:style-name="T9">inatla</text:span><text:span text:style-name="T9">r: <text:s text:c="4"/></text:span></text:p>
          </draw:text-box>
        </draw:frame>
        <draw:polygon draw:style-name="gr11" draw:text-style-name="P10" draw:layer="layout" svg:width="17.785cm" svg:height="0.035cm" svg:x="1.902cm" svg:y="19.267cm" svg:viewBox="0 0 17786 36" draw:points="0,0 17786,0 17786,36 0,36">
          <text:p/>
        </draw:polygon>
        <draw:polygon draw:style-name="gr11" draw:text-style-name="P10" draw:layer="layout" svg:width="17.785cm" svg:height="0.035cm" svg:x="1.902cm" svg:y="21.893cm" svg:viewBox="0 0 17786 36" draw:points="0,0 17786,0 17786,36 0,36">
          <text:p/>
        </draw:polygon>
        <draw:polygon draw:style-name="gr11" draw:text-style-name="P10" draw:layer="layout" svg:width="17.785cm" svg:height="0.035cm" svg:x="1.902cm" svg:y="24.558cm" svg:viewBox="0 0 17786 36" draw:points="0,0 17786,0 17786,36 0,36">
          <text:p/>
        </draw:polygon>
        <draw:frame draw:style-name="gr28" draw:text-style-name="P7" draw:layer="layout" svg:width="16.993cm" svg:height="12.214cm" draw:transform="rotate (-3.14159265358979) translate (19.294cm 16.119cm)">
          <draw:image xlink:href="">
            <text:p/>
          </draw:image>
        </draw:frame>
        <draw:frame draw:style-name="gr23" draw:text-style-name="P5" draw:layer="layout" svg:width="7.165cm" svg:height="0.987cm" svg:x="11.231cm" svg:y="23.55cm">
          <draw:text-box>
            <text:p text:style-name="P3"><text:span text:style-name="T10">( <text:s text:c="3"/></text:span><text:span text:style-name="T10"><text:s text:c="5"/></text:span><text:span text:style-name="T10"><text:s text:c="2"/>, <text:s/></text:span><text:span text:style-name="T10"><text:s text:c="5"/></text:span><text:span text:style-name="T10"><text:s text:c="5"/></text:span><text:span text:style-name="T10">)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3</text:span></text:p>
          </draw:text-box>
        </draw:frame>
      </draw:page>
      <draw:page draw:name="page4" draw:style-name="dp1" draw:master-page-name="master-page105">
        <draw:polygon draw:style-name="gr11" draw:text-style-name="P10" draw:layer="layout" svg:width="17.788cm" svg:height="0.477cm" svg:x="1.902cm" svg:y="4.775cm" svg:viewBox="0 0 17789 478" draw:points="0,0 17789,0 17789,478 0,478">
          <text:p/>
        </draw:polygon>
        <draw:polygon draw:style-name="gr11" draw:text-style-name="P10" draw:layer="layout" svg:width="17.788cm" svg:height="0.477cm" svg:x="1.902cm" svg:y="7.581cm" svg:viewBox="0 0 17789 478" draw:points="0,0 17789,0 17789,478 0,478">
          <text:p/>
        </draw:polygon>
        <draw:polygon draw:style-name="gr11" draw:text-style-name="P10" draw:layer="layout" svg:width="17.788cm" svg:height="0.477cm" svg:x="1.902cm" svg:y="12.134cm" svg:viewBox="0 0 17789 478" draw:points="0,0 17789,0 17789,478 0,478">
          <text:p/>
        </draw:polygon>
        <draw:polygon draw:style-name="gr11" draw:text-style-name="P10" draw:layer="layout" svg:width="17.788cm" svg:height="0.476cm" svg:x="1.902cm" svg:y="16.451cm" svg:viewBox="0 0 17789 477" draw:points="0,0 17789,0 17789,477 0,477">
          <text:p/>
        </draw:polygon>
        <draw:frame draw:style-name="gr29" draw:text-style-name="P16" draw:layer="layout" svg:width="8.312cm" svg:height="0.738cm" svg:x="7.204cm" svg:y="2.575cm">
          <draw:text-box>
            <text:p text:style-name="P3"><text:span text:style-name="T13">Ke</text:span><text:span text:style-name="T13">ndi </text:span><text:span text:style-name="T13">Vid</text:span><text:span text:style-name="T13">eo </text:span><text:span text:style-name="T13">Oy</text:span><text:span text:style-name="T13">un</text:span><text:span text:style-name="T13">um</text:span><text:span text:style-name="T13">uz</text:span></text:p>
          </draw:text-box>
        </draw:frame>
        <draw:frame draw:style-name="gr30" draw:text-style-name="P14" draw:layer="layout" svg:width="16.948cm" svg:height="0.497cm" svg:x="1.906cm" svg:y="3.867cm">
          <draw:text-box>
            <text:p text:style-name="P3"><text:span text:style-name="T9">Gelişt</text:span><text:span text:style-name="T9">iricile</text:span><text:span text:style-name="T9">r </text:span><text:span text:style-name="T9">(adın)</text:span><text:span text:style-name="T9">: </text:span><text:span text:style-name="T9">_____</text:span><text:span text:style-name="T9">_____</text:span><text:span text:style-name="T9">_____</text:span><text:span text:style-name="T9">_____</text:span><text:span text:style-name="T9">_____</text:span><text:span text:style-name="T9">_____</text:span><text:span text:style-name="T9">_____</text:span><text:span text:style-name="T9">_____</text:span><text:span text:style-name="T9">_____</text:span><text:span text:style-name="T9">___</text:span></text:p>
          </draw:text-box>
        </draw:frame>
        <draw:frame draw:style-name="gr31" draw:text-style-name="P13" draw:layer="layout" svg:width="2.618cm" svg:height="0.454cm" svg:x="3.176cm" svg:y="4.807cm">
          <draw:text-box>
            <text:p text:style-name="P3"><text:span text:style-name="T5">Arka </text:span><text:span text:style-name="T5">Plan</text:span></text:p>
          </draw:text-box>
        </draw:frame>
        <draw:frame draw:style-name="gr32" draw:text-style-name="P13" draw:layer="layout" svg:width="15.932cm" svg:height="0.454cm" svg:x="3.176cm" svg:y="6.237cm">
          <draw:text-box>
            <text:p text:style-name="P3"><text:span text:style-name="T11">Oyun</text:span><text:span text:style-name="T11">umuz</text:span><text:span text:style-name="T11">un </text:span><text:span text:style-name="T11">Orta</text:span><text:span text:style-name="T11">mı : 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____</text:span><text:span text:style-name="T11">_</text:span></text:p>
          </draw:text-box>
        </draw:frame>
        <draw:frame draw:style-name="gr33" draw:text-style-name="P13" draw:layer="layout" svg:width="5.522cm" svg:height="0.454cm" svg:x="9.529cm" svg:y="6.813cm">
          <draw:text-box>
            <text:p text:style-name="P3"><text:span text:style-name="T11">(Uzay</text:span><text:span text:style-name="T11">? Çöl? </text:span><text:span text:style-name="T11">Orma</text:span><text:span text:style-name="T11">n?)</text:span></text:p>
          </draw:text-box>
        </draw:frame>
        <draw:frame draw:style-name="gr34" draw:text-style-name="P13" draw:layer="layout" svg:width="2.33cm" svg:height="0.454cm" svg:x="3.176cm" svg:y="7.613cm">
          <draw:text-box>
            <text:p text:style-name="P3"><text:span text:style-name="T5">Oyun</text:span><text:span text:style-name="T5">cu</text:span></text:p>
          </draw:text-box>
        </draw:frame>
        <draw:frame draw:style-name="gr35" draw:text-style-name="P13" draw:layer="layout" svg:width="10.319cm" svg:height="0.454cm" svg:x="2.541cm" svg:y="9.438cm">
          <draw:text-box>
            <text:p text:style-name="P3"><text:span text:style-name="T12">Oyun</text:span><text:span text:style-name="T12">cu bir </text:span><text:span text:style-name="T12"><text:s/>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.</text:span></text:p>
          </draw:text-box>
        </draw:frame>
        <draw:frame draw:style-name="gr36" draw:text-style-name="P13" draw:layer="layout" svg:width="8.816cm" svg:height="0.454cm" svg:x="2.541cm" svg:y="11.166cm">
          <draw:text-box>
            <text:p text:style-name="P3"><text:span text:style-name="T11">Oyun</text:span><text:span text:style-name="T11">cu </text:span><text:span text:style-name="T11">sadec</text:span><text:span text:style-name="T11">e </text:span><text:span text:style-name="T11">yukarı </text:span><text:span text:style-name="T11">aşağı </text:span><text:span text:style-name="T11">harek</text:span><text:span text:style-name="T11">et </text:span><text:span text:style-name="T11">edebil</text:span><text:span text:style-name="T11">ir.</text:span></text:p>
          </draw:text-box>
        </draw:frame>
        <draw:frame draw:style-name="gr37" draw:text-style-name="P13" draw:layer="layout" svg:width="2.39cm" svg:height="0.454cm" svg:x="3.176cm" svg:y="12.166cm">
          <draw:text-box>
            <text:p text:style-name="P3"><text:span text:style-name="T5">Hede</text:span><text:span text:style-name="T5">f</text:span></text:p>
          </draw:text-box>
        </draw:frame>
        <draw:frame draw:style-name="gr38" draw:text-style-name="P13" draw:layer="layout" svg:width="9.878cm" svg:height="0.454cm" svg:x="2.576cm" svg:y="12.943cm">
          <draw:text-box>
            <text:p text:style-name="P3"><text:span text:style-name="T12">Oyun</text:span><text:span text:style-name="T12">cu </text:span><text:span text:style-name="T12">hede</text:span><text:span text:style-name="T12">fi </text:span><text:span text:style-name="T12">yakal</text:span><text:span text:style-name="T12">adıkç</text:span><text:span text:style-name="T12">a </text:span><text:span text:style-name="T12">puan </text:span><text:span text:style-name="T12">KAZA</text:span><text:span text:style-name="T12">NIR.</text:span></text:p>
          </draw:text-box>
        </draw:frame>
        <draw:frame draw:style-name="gr39" draw:text-style-name="P13" draw:layer="layout" svg:width="10.369cm" svg:height="0.454cm" svg:x="2.541cm" svg:y="13.991cm">
          <draw:text-box>
            <text:p text:style-name="P3"><text:span text:style-name="T12">Hedef </text:span><text:span text:style-name="T12">bir <text:s/>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. </text:span></text:p>
          </draw:text-box>
        </draw:frame>
        <draw:frame draw:style-name="gr40" draw:text-style-name="P13" draw:layer="layout" svg:width="8.528cm" svg:height="0.454cm" svg:x="2.541cm" svg:y="15.343cm">
          <draw:text-box>
            <text:p text:style-name="P3"><text:span text:style-name="T11">HEDE</text:span><text:span text:style-name="T11">F </text:span><text:span text:style-name="T11">sadec</text:span><text:span text:style-name="T11">e </text:span><text:span text:style-name="T11">sağa </text:span><text:span text:style-name="T11">sola </text:span><text:span text:style-name="T11">harek</text:span><text:span text:style-name="T11">et </text:span><text:span text:style-name="T11">edebil</text:span><text:span text:style-name="T11">ir.</text:span></text:p>
          </draw:text-box>
        </draw:frame>
        <draw:frame draw:style-name="gr41" draw:text-style-name="P13" draw:layer="layout" svg:width="2.534cm" svg:height="0.454cm" svg:x="3.176cm" svg:y="16.479cm">
          <draw:text-box>
            <text:p text:style-name="P3"><text:span text:style-name="T5">Tehli</text:span><text:span text:style-name="T5">ke</text:span></text:p>
          </draw:text-box>
        </draw:frame>
        <draw:frame draw:style-name="gr42" draw:text-style-name="P13" draw:layer="layout" svg:width="10.103cm" svg:height="0.454cm" svg:x="2.676cm" svg:y="17.256cm">
          <draw:text-box>
            <text:p text:style-name="P3"><text:span text:style-name="T12">Oyun</text:span><text:span text:style-name="T12">cu </text:span><text:span text:style-name="T12">tehlik</text:span><text:span text:style-name="T12">eye </text:span><text:span text:style-name="T12">çarptı</text:span><text:span text:style-name="T12">ğında </text:span><text:span text:style-name="T12">puan </text:span><text:span text:style-name="T12">KAYB</text:span><text:span text:style-name="T12">EDER.</text:span></text:p>
          </draw:text-box>
        </draw:frame>
        <draw:frame draw:style-name="gr43" draw:text-style-name="P13" draw:layer="layout" svg:width="10.331cm" svg:height="0.454cm" svg:x="2.541cm" svg:y="18.307cm">
          <draw:text-box>
            <text:p text:style-name="P3"><text:span text:style-name="T12">Tehlik</text:span><text:span text:style-name="T12">e bir <text:s/>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____</text:span><text:span text:style-name="T12">_.</text:span></text:p>
          </draw:text-box>
        </draw:frame>
        <draw:frame draw:style-name="gr44" draw:text-style-name="P13" draw:layer="layout" svg:width="8.685cm" svg:height="0.454cm" svg:x="2.541cm" svg:y="19.656cm">
          <draw:text-box>
            <text:p text:style-name="P3"><text:span text:style-name="T11">Tehlik</text:span><text:span text:style-name="T11">e </text:span><text:span text:style-name="T11">sadec</text:span><text:span text:style-name="T11">e </text:span><text:span text:style-name="T11">sağa </text:span><text:span text:style-name="T11">sola </text:span><text:span text:style-name="T11">harek</text:span><text:span text:style-name="T11">et </text:span><text:span text:style-name="T11">edebil</text:span><text:span text:style-name="T11">ir.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4</text:span></text:p>
          </draw:text-box>
        </draw:frame>
        <draw:frame draw:style-name="gr45" draw:text-style-name="P13" draw:layer="layout" svg:width="5.768cm" svg:height="0.454cm" svg:x="12.849cm" svg:y="9.336cm">
          <draw:text-box>
            <text:p text:style-name="P3"><text:span text:style-name="T11">(Örn: </text:span><text:span text:style-name="T11">Tazm</text:span><text:span text:style-name="T11">anya </text:span><text:span text:style-name="T11">Canav</text:span><text:span text:style-name="T11">arıdır.</text:span><text:span text:style-name="T11">)</text:span></text:p>
          </draw:text-box>
        </draw:frame>
        <draw:frame draw:style-name="gr46" draw:text-style-name="P13" draw:layer="layout" svg:width="5.645cm" svg:height="0.454cm" svg:x="12.848cm" svg:y="9.336cm">
          <draw:text-box>
            <text:p text:style-name="P3"><text:span text:style-name="T11">(Örn: </text:span><text:span text:style-name="T11">Tazm</text:span><text:span text:style-name="T11">anya </text:span><text:span text:style-name="T11">Canav</text:span><text:span text:style-name="T11">arıdır)</text:span></text:p>
          </draw:text-box>
        </draw:frame>
        <draw:frame draw:style-name="gr33" draw:text-style-name="P13" draw:layer="layout" svg:width="5.522cm" svg:height="0.454cm" svg:x="12.322cm" svg:y="13.951cm">
          <draw:text-box>
            <text:p text:style-name="P3"><text:span text:style-name="T11">(Örn: </text:span><text:span text:style-name="T11">Tote</text:span><text:span text:style-name="T11">mdir)</text:span></text:p>
          </draw:text-box>
        </draw:frame>
        <draw:frame draw:style-name="gr33" draw:text-style-name="P13" draw:layer="layout" svg:width="5.522cm" svg:height="0.454cm" svg:x="12.417cm" svg:y="18.194cm">
          <draw:text-box>
            <text:p text:style-name="P3"><text:span text:style-name="T11">(Örn: </text:span><text:span text:style-name="T11">Avcı)</text:span></text:p>
          </draw:text-box>
        </draw:frame>
      </draw:page>
      <draw:page draw:name="page5" draw:style-name="dp1" draw:master-page-name="master-page110">
        <draw:polygon draw:style-name="gr11" draw:text-style-name="P10" draw:layer="layout" svg:width="17.788cm" svg:height="0.78cm" svg:x="1.902cm" svg:y="2.534cm" svg:viewBox="0 0 17789 781" draw:points="0,0 17789,0 17789,781 0,781">
          <text:p/>
        </draw:polygon>
        <draw:frame draw:style-name="gr47" draw:text-style-name="P16" draw:layer="layout" svg:width="8.926cm" svg:height="0.738cm" svg:x="2.541cm" svg:y="2.584cm">
          <draw:text-box>
            <text:p text:style-name="P3"><text:span text:style-name="T8">De</text:span><text:span text:style-name="T8">ğerl</text:span><text:span text:style-name="T8">end</text:span><text:span text:style-name="T8">irm</text:span><text:span text:style-name="T8">e </text:span><text:span text:style-name="T8">Pra</text:span><text:span text:style-name="T8">tiği</text:span></text:p>
          </draw:text-box>
        </draw:frame>
        <draw:frame draw:style-name="gr48" draw:text-style-name="P16" draw:layer="layout" svg:width="5.772cm" svg:height="0.738cm" svg:x="13.341cm" svg:y="2.584cm">
          <draw:text-box>
            <text:p text:style-name="P3"><text:span text:style-name="T14">Sür</text:span><text:span text:style-name="T14">e: </text:span><text:span text:style-name="T14">5 </text:span><text:span text:style-name="T14">da</text:span><text:span text:style-name="T14">kik</text:span><text:span text:style-name="T14">a</text:span></text:p>
          </draw:text-box>
        </draw:frame>
        <draw:polygon draw:style-name="gr11" draw:text-style-name="P10" draw:layer="layout" svg:width="4.464cm" svg:height="0.021cm" svg:x="1.895cm" svg:y="4.352cm" svg:viewBox="0 0 4465 22" draw:points="0,0 7,11 17,22 4448,22 4455,11 4465,0">
          <text:p/>
        </draw:polygon>
        <draw:polygon draw:style-name="gr11" draw:text-style-name="P10" draw:layer="layout" svg:width="5.894cm" svg:height="0.021cm" svg:x="6.342cm" svg:y="4.352cm" svg:viewBox="0 0 5895 22" draw:points="0,0 7,11 17,22 5877,22 5884,11 5895,0">
          <text:p/>
        </draw:polygon>
        <draw:polygon draw:style-name="gr11" draw:text-style-name="P10" draw:layer="layout" svg:width="7.433cm" svg:height="0.021cm" svg:x="12.218cm" svg:y="4.352cm" svg:viewBox="0 0 7434 22" draw:points="0,0 7,11 18,22 7417,22 7424,11 7434,0">
          <text:p/>
        </draw:polygon>
        <draw:polygon draw:style-name="gr11" draw:text-style-name="P10" draw:layer="layout" svg:width="4.447cm" svg:height="0.021cm" svg:x="1.902cm" svg:y="4.846cm" svg:viewBox="0 0 4448 22" draw:points="10,0 0,10 10,22 4441,22 4448,10 4441,0">
          <text:p/>
        </draw:polygon>
        <draw:polygon draw:style-name="gr11" draw:text-style-name="P10" draw:layer="layout" svg:width="5.876cm" svg:height="0.021cm" svg:x="6.349cm" svg:y="4.846cm" svg:viewBox="0 0 5877 22" draw:points="10,0 0,10 10,22 5870,22 5877,10 5870,0">
          <text:p/>
        </draw:polygon>
        <draw:polygon draw:style-name="gr11" draw:text-style-name="P10" draw:layer="layout" svg:width="7.416cm" svg:height="0.021cm" svg:x="12.225cm" svg:y="4.846cm" svg:viewBox="0 0 7417 22" draw:points="11,0 0,10 11,22 7410,22 7417,10 7410,0">
          <text:p/>
        </draw:polygon>
        <draw:polygon draw:style-name="gr11" draw:text-style-name="P10" draw:layer="layout" svg:width="4.447cm" svg:height="0.021cm" svg:x="1.902cm" svg:y="8.834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8.834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8.834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2.399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12.399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12.399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8.081cm" svg:viewBox="0 0 4448 22" draw:points="10,0 0,12 10,22 4441,22 4448,12 4441,0">
          <text:p/>
        </draw:polygon>
        <draw:polygon draw:style-name="gr11" draw:text-style-name="P10" draw:layer="layout" svg:width="5.876cm" svg:height="0.021cm" svg:x="6.349cm" svg:y="18.081cm" svg:viewBox="0 0 5877 22" draw:points="10,0 0,12 10,22 5870,22 5877,12 5870,0">
          <text:p/>
        </draw:polygon>
        <draw:polygon draw:style-name="gr11" draw:text-style-name="P10" draw:layer="layout" svg:width="7.416cm" svg:height="0.021cm" svg:x="12.225cm" svg:y="18.081cm" svg:viewBox="0 0 7417 22" draw:points="11,0 0,12 11,22 7410,22 7417,12 7410,0">
          <text:p/>
        </draw:polygon>
        <draw:polygon draw:style-name="gr11" draw:text-style-name="P10" draw:layer="layout" svg:width="4.464cm" svg:height="0.021cm" svg:x="1.895cm" svg:y="24.233cm" svg:viewBox="0 0 4465 22" draw:points="17,0 7,11 0,22 4465,22 4455,11 4448,0">
          <text:p/>
        </draw:polygon>
        <draw:polygon draw:style-name="gr11" draw:text-style-name="P10" draw:layer="layout" svg:width="5.894cm" svg:height="0.021cm" svg:x="6.342cm" svg:y="24.233cm" svg:viewBox="0 0 5895 22" draw:points="17,0 7,11 0,22 5895,22 5884,11 5877,0">
          <text:p/>
        </draw:polygon>
        <draw:polygon draw:style-name="gr11" draw:text-style-name="P10" draw:layer="layout" svg:width="7.433cm" svg:height="0.021cm" svg:x="12.218cm" svg:y="24.233cm" svg:viewBox="0 0 7434 22" draw:points="18,0 7,11 0,22 7434,22 7424,11 7417,0">
          <text:p/>
        </draw:polygon>
        <draw:polygon draw:style-name="gr11" draw:text-style-name="P10" draw:layer="layout" svg:width="0.017cm" svg:height="0.515cm" svg:x="1.895cm" svg:y="4.352cm" svg:viewBox="0 0 18 516" draw:points="0,516 8,505 18,495 18,21 8,10 0,0">
          <text:p/>
        </draw:polygon>
        <draw:polygon draw:style-name="gr11" draw:text-style-name="P10" draw:layer="layout" svg:width="0.017cm" svg:height="4.009cm" svg:x="1.895cm" svg:y="4.846cm" svg:viewBox="0 0 18 4010" draw:points="0,4010 8,4000 18,3989 18,21 8,10 0,0">
          <text:p/>
        </draw:polygon>
        <draw:polygon draw:style-name="gr11" draw:text-style-name="P10" draw:layer="layout" svg:width="0.017cm" svg:height="3.586cm" svg:x="1.895cm" svg:y="8.834cm" svg:viewBox="0 0 18 3587" draw:points="0,3587 8,3576 18,3566 18,21 8,11 0,0">
          <text:p/>
        </draw:polygon>
        <draw:polygon draw:style-name="gr11" draw:text-style-name="P10" draw:layer="layout" svg:width="0.017cm" svg:height="5.703cm" svg:x="1.895cm" svg:y="12.399cm" svg:viewBox="0 0 18 5704" draw:points="0,5704 8,5694 18,5683 18,21 8,10 0,0">
          <text:p/>
        </draw:polygon>
        <draw:polygon draw:style-name="gr11" draw:text-style-name="P10" draw:layer="layout" svg:width="0.017cm" svg:height="6.173cm" svg:x="1.895cm" svg:y="18.081cm" svg:viewBox="0 0 18 6174" draw:points="0,6174 8,6164 18,6153 18,21 8,11 0,0">
          <text:p/>
        </draw:polygon>
        <draw:polygon draw:style-name="gr11" draw:text-style-name="P10" draw:layer="layout" svg:width="0.017cm" svg:height="0.494cm" svg:x="6.342cm" svg:y="4.362cm" svg:viewBox="0 0 18 495" draw:points="0,485 7,495 18,485 18,11 7,0 0,11">
          <text:p/>
        </draw:polygon>
        <draw:polygon draw:style-name="gr11" draw:text-style-name="P10" draw:layer="layout" svg:width="0.017cm" svg:height="3.989cm" svg:x="6.342cm" svg:y="4.856cm" svg:viewBox="0 0 18 3990" draw:points="0,3979 7,3990 18,3979 18,11 7,0 0,11">
          <text:p/>
        </draw:polygon>
        <draw:polygon draw:style-name="gr11" draw:text-style-name="P10" draw:layer="layout" svg:width="0.017cm" svg:height="3.564cm" svg:x="6.342cm" svg:y="8.845cm" svg:viewBox="0 0 18 3565" draw:points="0,3555 7,3565 18,3555 18,10 7,0 0,10">
          <text:p/>
        </draw:polygon>
        <draw:polygon draw:style-name="gr11" draw:text-style-name="P10" draw:layer="layout" svg:width="0.017cm" svg:height="5.683cm" svg:x="6.342cm" svg:y="12.409cm" svg:viewBox="0 0 18 5684" draw:points="0,5673 7,5684 18,5673 18,11 7,0 0,11">
          <text:p/>
        </draw:polygon>
        <draw:polygon draw:style-name="gr11" draw:text-style-name="P10" draw:layer="layout" svg:width="0.017cm" svg:height="6.152cm" svg:x="6.342cm" svg:y="18.092cm" svg:viewBox="0 0 18 6153" draw:points="0,6142 7,6153 18,6142 18,10 7,0 0,10">
          <text:p/>
        </draw:polygon>
        <draw:polygon draw:style-name="gr11" draw:text-style-name="P10" draw:layer="layout" svg:width="0.018cm" svg:height="0.494cm" svg:x="12.218cm" svg:y="4.362cm" svg:viewBox="0 0 19 495" draw:points="0,485 7,495 19,485 19,11 7,0 0,11">
          <text:p/>
        </draw:polygon>
        <draw:polygon draw:style-name="gr11" draw:text-style-name="P10" draw:layer="layout" svg:width="0.018cm" svg:height="3.989cm" svg:x="12.218cm" svg:y="4.856cm" svg:viewBox="0 0 19 3990" draw:points="0,3979 7,3990 19,3979 19,11 7,0 0,11">
          <text:p/>
        </draw:polygon>
        <draw:polygon draw:style-name="gr11" draw:text-style-name="P10" draw:layer="layout" svg:width="0.018cm" svg:height="3.564cm" svg:x="12.218cm" svg:y="8.845cm" svg:viewBox="0 0 19 3565" draw:points="0,3555 7,3565 19,3555 19,10 7,0 0,10">
          <text:p/>
        </draw:polygon>
        <draw:polygon draw:style-name="gr11" draw:text-style-name="P10" draw:layer="layout" svg:width="0.018cm" svg:height="5.683cm" svg:x="12.218cm" svg:y="12.409cm" svg:viewBox="0 0 19 5684" draw:points="0,5673 7,5684 19,5673 19,11 7,0 0,11">
          <text:p/>
        </draw:polygon>
        <draw:polygon draw:style-name="gr11" draw:text-style-name="P10" draw:layer="layout" svg:width="0.018cm" svg:height="6.152cm" svg:x="12.218cm" svg:y="18.092cm" svg:viewBox="0 0 19 6153" draw:points="0,6142 7,6153 19,6142 19,10 7,0 0,10">
          <text:p/>
        </draw:polygon>
        <draw:polygon draw:style-name="gr11" draw:text-style-name="P10" draw:layer="layout" svg:width="0.017cm" svg:height="0.515cm" svg:x="19.634cm" svg:y="4.352cm" svg:viewBox="0 0 18 516" draw:points="0,495 7,505 18,516 18,0 7,10 0,21">
          <text:p/>
        </draw:polygon>
        <draw:polygon draw:style-name="gr11" draw:text-style-name="P10" draw:layer="layout" svg:width="0.017cm" svg:height="4.009cm" svg:x="19.634cm" svg:y="4.846cm" svg:viewBox="0 0 18 4010" draw:points="0,3989 7,4000 18,4010 18,0 7,10 0,21">
          <text:p/>
        </draw:polygon>
        <draw:polygon draw:style-name="gr11" draw:text-style-name="P10" draw:layer="layout" svg:width="0.017cm" svg:height="3.586cm" svg:x="19.634cm" svg:y="8.834cm" svg:viewBox="0 0 18 3587" draw:points="0,3566 7,3576 18,3587 18,0 7,11 0,21">
          <text:p/>
        </draw:polygon>
        <draw:polygon draw:style-name="gr11" draw:text-style-name="P10" draw:layer="layout" svg:width="0.017cm" svg:height="5.703cm" svg:x="19.634cm" svg:y="12.399cm" svg:viewBox="0 0 18 5704" draw:points="0,5683 7,5694 18,5704 18,0 7,10 0,21">
          <text:p/>
        </draw:polygon>
        <draw:polygon draw:style-name="gr11" draw:text-style-name="P10" draw:layer="layout" svg:width="0.017cm" svg:height="6.173cm" svg:x="19.634cm" svg:y="18.081cm" svg:viewBox="0 0 18 6174" draw:points="0,6153 7,6164 18,6174 18,0 7,11 0,21">
          <text:p/>
        </draw:polygon>
        <draw:frame draw:style-name="gr49" draw:text-style-name="P14" draw:layer="layout" svg:width="17.867cm" svg:height="0.497cm" svg:x="1.906cm" svg:y="3.549cm">
          <draw:text-box>
            <text:p text:style-name="P3"><text:span text:style-name="T9">Çarp</text:span><text:span text:style-name="T9">ma </text:span><text:span text:style-name="T9">ve </text:span><text:span text:style-name="T9">bölm</text:span><text:span text:style-name="T9">e </text:span><text:span text:style-name="T9">semb</text:span><text:span text:style-name="T9">olleri</text:span><text:span text:style-name="T9">ni </text:span><text:span text:style-name="T9">yazar</text:span><text:span text:style-name="T9">ken </text:span><text:span text:style-name="T9">bilgis</text:span><text:span text:style-name="T9">ayar </text:span><text:span text:style-name="T9">semb</text:span><text:span text:style-name="T9">olleri</text:span><text:span text:style-name="T9">ni </text:span><text:span text:style-name="T9">kullan</text:span><text:span text:style-name="T9">mayı </text:span><text:span text:style-name="T9">unut</text:span><text:span text:style-name="T9">ma!</text:span></text:p>
          </draw:text-box>
        </draw:frame>
        <draw:frame draw:style-name="gr50" draw:text-style-name="P13" draw:layer="layout" svg:width="2.352cm" svg:height="0.454cm" svg:x="2.096cm" svg:y="4.401cm">
          <draw:text-box>
            <text:p text:style-name="P3"><text:span text:style-name="T15">Mate</text:span><text:span text:style-name="T15">mati</text:span><text:span text:style-name="T15">k</text:span></text:p>
          </draw:text-box>
        </draw:frame>
        <draw:frame draw:style-name="gr51" draw:text-style-name="P13" draw:layer="layout" svg:width="5.226cm" svg:height="0.454cm" svg:x="6.543cm" svg:y="4.401cm">
          <draw:text-box>
            <text:p text:style-name="P3"><text:span text:style-name="T15">Değe</text:span><text:span text:style-name="T15">rlend</text:span><text:span text:style-name="T15">irme </text:span><text:span text:style-name="T15">Çem</text:span><text:span text:style-name="T15">beri</text:span></text:p>
          </draw:text-box>
        </draw:frame>
        <draw:frame draw:style-name="gr52" draw:text-style-name="P13" draw:layer="layout" svg:width="2.762cm" svg:height="0.454cm" svg:x="12.42cm" svg:y="4.401cm">
          <draw:text-box>
            <text:p text:style-name="P3"><text:span text:style-name="T15">Rack</text:span><text:span text:style-name="T15">et </text:span><text:span text:style-name="T15">Kodu</text:span></text:p>
          </draw:text-box>
        </draw:frame>
        <draw:frame draw:style-name="gr53" draw:text-style-name="P13" draw:layer="layout" svg:width="1.717cm" svg:height="0.454cm" svg:x="2.096cm" svg:y="7.119cm">
          <draw:text-box>
            <text:p text:style-name="P3"><text:span text:style-name="T12">5 <text:s text:c="2"/>x <text:s text:c="2"/></text:span><text:span text:style-name="T12">10</text:span></text:p>
          </draw:text-box>
        </draw:frame>
        <draw:frame draw:style-name="gr54" draw:text-style-name="P13" draw:layer="layout" svg:width="2.597cm" svg:height="0.454cm" svg:x="2.096cm" svg:y="10.896cm">
          <draw:text-box>
            <text:p text:style-name="P3"><text:span text:style-name="T12">8 + </text:span><text:span text:style-name="T12">(5 <text:s/>x <text:s/></text:span><text:span text:style-name="T12">10)</text:span></text:p>
          </draw:text-box>
        </draw:frame>
        <draw:frame draw:style-name="gr55" draw:text-style-name="P13" draw:layer="layout" svg:width="4.151cm" svg:height="0.454cm" svg:x="2.096cm" svg:y="15.519cm">
          <draw:text-box>
            <text:p text:style-name="P3"><text:span text:style-name="T12">(8 + </text:span><text:span text:style-name="T12">2) <text:s text:c="2"/>- <text:s text:c="2"/></text:span><text:span text:style-name="T12">(5 <text:s text:c="2"/>x <text:s/></text:span><text:span text:style-name="T12">10)</text:span></text:p>
          </draw:text-box>
        </draw:frame>
        <draw:polygon draw:style-name="gr11" draw:text-style-name="P10" draw:layer="layout" svg:width="1.26cm" svg:height="0.021cm" svg:x="2.096cm" svg:y="21.597cm" svg:viewBox="0 0 1261 22" draw:points="0,22 1261,22 1261,0 0,0">
          <text:p/>
        </draw:polygon>
        <draw:frame draw:style-name="gr56" draw:text-style-name="P13" draw:layer="layout" svg:width="1.471cm" svg:height="0.454cm" svg:x="2.096cm" svg:y="21.202cm">
          <draw:text-box>
            <text:p text:style-name="P3"><text:span text:style-name="T12">5 <text:s/>x <text:s/></text:span><text:span text:style-name="T12">10</text:span></text:p>
          </draw:text-box>
        </draw:frame>
        <draw:frame draw:style-name="gr57" draw:text-style-name="P13" draw:layer="layout" svg:width="1.132cm" svg:height="0.454cm" svg:x="2.096cm" svg:y="21.678cm">
          <draw:text-box>
            <text:p text:style-name="P3"><text:span text:style-name="T12">8 <text:s/>- <text:s/>2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02:14.427042130</dc:date>
    <meta:editing-duration>PT40M46S</meta:editing-duration>
    <meta:editing-cycles>11</meta:editing-cycles>
    <meta:generator>LibreOffice/5.4.6.2$Linux_X86_64 LibreOffice_project/40m0$Build-2</meta:generator>
    <meta:document-statistic meta:object-count="227"/>
  </office:meta>
</office:document-meta>
</file>